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" style:family="paragraph" style:parent-style-name="Standard">
      <style:text-properties fo:color="#000000" style:font-name="Monospace" fo:font-size="10pt" style:font-size-asian="10pt"/>
    </style:style>
    <style:style style:name="P3" style:family="paragraph" style:parent-style-name="Standard">
      <style:text-properties fo:color="#000000" style:font-name="Monospace" fo:font-size="10pt" officeooo:rsid="001bcc0c" officeooo:paragraph-rsid="001bcc0c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QUADRATIC] 101 values: 0 ms. Found duplicate? true</text:p>
      <text:p text:style-name="P1">[LINEAR] 101 values: 0 ms. Found duplicate? true</text:p>
      <text:p text:style-name="P1">[QUADRATIC] 1001 values: 2 ms. Found duplicate? false</text:p>
      <text:p text:style-name="P1">[LINEAR] 1001 values: 0 ms. Found duplicate? false</text:p>
      <text:p text:style-name="P1">[QUADRATIC] 10001 values: 10 ms. Found duplicate? false</text:p>
      <text:p text:style-name="P1">[LINEAR] 10001 values: 0 ms. Found duplicate? false</text:p>
      <text:p text:style-name="P1">[QUADRATIC] 100001 values: 784 ms. Found duplicate? false</text:p>
      <text:p text:style-name="P1">[LINEAR] 100001 values: 2 ms. Found duplicate? false</text:p>
      <text:p text:style-name="P1">[QUADRATIC] 200001 values: 3030 ms. Found duplicate? false</text:p>
      <text:p text:style-name="P1">[LINEAR] 200001 values: 0 ms. Found duplicate? false</text:p>
      <text:p text:style-name="P1">[QUADRATIC] 250001 values: 4279 ms. Found duplicate? false</text:p>
      <text:p text:style-name="P1">[LINEAR] 250001 values: 0 ms. Found duplicate? false</text:p>
      <text:p text:style-name="P1">[QUADRATIC] 500001 values: 17149 ms. Found duplicate? false</text:p>
      <text:p text:style-name="P1">[LINEAR] 500001 values: 0 ms. Found duplicate? false</text:p>
      <text:p text:style-name="P1">[QUADRATIC] 750001 values: 38639 ms. Found duplicate? false</text:p>
      <text:p text:style-name="P1">[LINEAR] 750001 values: 1 ms. Found duplicate? false</text:p>
      <text:p text:style-name="P1">[QUADRATIC] 1000001 values: 68422 ms. Found duplicate? false</text:p>
      <text:p text:style-name="P2">[LINEAR] 1000001 values: 1 ms. Found duplicate? False</text:p>
      <text:p text:style-name="P2"/>
      <text:p text:style-name="P3">Das HasDups Verfahren hat eine Quadratische Laufzeit</text:p>
      <text:p text:style-name="P3">Mein Verfahren ist linear und bricht sofort nach dem ersten Treffer a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14:33.161963761</meta:creation-date>
    <dc:date>2021-04-25T20:15:46.965814958</dc:date>
    <meta:editing-duration>PT1M1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63" meta:character-count="1095" meta:non-whitespace-character-count="952"/>
  </office:meta>
</office:document-meta>
</file>